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1.54mm"/>
    </style:style>
    <style:style style:name="co3" style:family="table-column">
      <style:table-column-properties fo:break-before="auto" style:column-width="42.35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STORY</text:p>
          </table:table-cell>
          <table:table-cell table:style-name="Default" office:value-type="string" calcext:value-type="string">
            <text:p>ESTIMATION</text:p>
          </table:table-cell>
          <table:table-cell table:style-name="Default" office:value-type="string" calcext:value-type="string">
            <text:p>PRIORITY</text:p>
          </table:table-cell>
          <table:table-cell office:value-type="string" calcext:value-type="string">
            <text:p>TIME PASSED ON 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 I WANT TO CREATE AN ACCOU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USER I WANT TO LOG 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A USER I WANT TO LOG O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A USER I WANT TO DELETE MY ACCOU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 A USER I WANT TO MODIFY MY ACCOU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 A USER I WANT TO ADD ITEMS TO MY COLLECTIO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 A USER I WANT TO DELETE <text:s/>ITEMS TO MY COLLECTI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 A USER I WANT TO ADD ITEMS TO MY WISHLIS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S A USER I WANT TO DELETE ITEMS TO MY WISHLIS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 A USER I WANT TO FILTER ITEMS BY UNIVER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 A USER I WANT TO CREATE A NEW ITE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 A USER I WANT TO ACCES TO THE ITEMS I CREAT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 A USER I WANT TO DELETE ITEMS I CREATED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 A USER I WANT TO UPTADE ITEMS I CREATE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 A USER I WANT TO SERCH FOR ITEM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 A USER I WANT TO KNOW WICH ITEMS MISSES TO MY COLLECT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 A USER I WANT TO SEE OTHER USERS COLLECTIONS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 A USER I WANT TO ADD ITEMS TO MY LIST OF GIVEAWAY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 A USER I WANT TO DELETE ITEMS TO MY LIST OF GIVEAWAY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 A USER I WANT TO WATCH ITEMS FROM MY WISHLIST TO OTHER USER’S GIVEAWAY LIST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 A USER I WANT TO SHARE MY COMPLETED COLLECTION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4:39:50.714386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18:38.262034469</meta:creation-date>
    <dc:date>2018-05-31T14:47:20.234251218</dc:date>
    <meta:editing-duration>PT6H13M58S</meta:editing-duration>
    <meta:editing-cycles>3</meta:editing-cycles>
    <meta:generator>LibreOffice/5.1.6.2$Linux_X86_64 LibreOffice_project/10m0$Build-2</meta:generator>
    <meta:document-statistic meta:table-count="1" meta:cell-count="101" meta:object-count="0"/>
  </office:meta>
</office:document-meta>
</file>